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Heading_20_2" style:master-page-name="Standard">
      <style:paragraph-properties style:page-number="1"/>
    </style:style>
    <style:style style:name="T1" style:family="text">
      <style:text-properties style:font-name="Times New Roman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az8ejme8cxgc"/>Para uso general (navegación web, correo electrónico, oficina, multimedia, etc.)</text:p>
      <text:p text:style-name="Standard"><text:span text:style-name="T1">Ubuntu</text:span></text:p>
      <text:p text:style-name="Standard"><text:span text:style-name="T1">Linux Mint</text:span></text:p>
      <text:p text:style-name="Standard"><text:span text:style-name="T1">Fedora Workstation</text:span></text:p>
      <text:p text:style-name="Standard"><text:span text:style-name="T1">Debian</text:span></text:p>
      <text:p text:style-name="Standard"><text:span text:style-name="T1">openSUSE Leap</text:span></text:p>
      <text:p text:style-name="P1"/>
      <text:p text:style-name="Heading_20_2"><text:bookmark text:name="_9yobdxjatist"/>Para desarrollo de software y programación</text:p>
      <text:p text:style-name="Standard"><text:span text:style-name="T1">Ubuntu (también está disponible en una variante específica para desarrolladores, Ubuntu Developer Edition)</text:span></text:p>
      <text:p text:style-name="Standard"><text:span text:style-name="T1">Fedora Workstation</text:span></text:p>
      <text:p text:style-name="Standard"><text:span text:style-name="T1">Debian</text:span></text:p>
      <text:p text:style-name="Standard"><text:span text:style-name="T1">Arch Linux</text:span></text:p>
      <text:p text:style-name="Standard"><text:span text:style-name="T1">CentOS (especialmente para desarrollo de servidores y aplicaciones empresariales)</text:span></text:p>
      <text:p text:style-name="P1"/>
      <text:p text:style-name="Heading_20_2"><text:bookmark text:name="_kwcickv97rfu"/>Para servidores y servicios web</text:p>
      <text:p text:style-name="Standard"><text:span text:style-name="T1">CentOS</text:span></text:p>
      <text:p text:style-name="Standard"><text:span text:style-name="T1">Debian</text:span></text:p>
      <text:p text:style-name="Standard"><text:span text:style-name="T1">Ubuntu Server</text:span></text:p>
      <text:p text:style-name="Standard"><text:span text:style-name="T1">Red Hat Enterprise Linux (RHEL)</text:span></text:p>
      <text:p text:style-name="Standard"><text:span text:style-name="T1">openSUSE Leap Server</text:span></text:p>
      <text:p text:style-name="P1"/>
      <text:p text:style-name="Heading_20_2"><text:bookmark text:name="_p91s08j169uu"/>Para seguridad y pruebas de penetración</text:p>
      <text:p text:style-name="Standard"><text:span text:style-name="T1">Kali Linux</text:span></text:p>
      <text:p text:style-name="Standard"><text:span text:style-name="T1">Parrot Security OS</text:span></text:p>
      <text:p text:style-name="Standard"><text:span text:style-name="T1">BackBox Linux</text:span></text:p>
      <text:p text:style-name="Standard"><text:soft-page-break/><text:span text:style-name="T1">BlackArch Linux</text:span></text:p>
      <text:p text:style-name="Standard"><text:span text:style-name="T1">ArchStrike</text:span></text:p>
      <text:p text:style-name="P1"/>
      <text:p text:style-name="Heading_20_2"><text:bookmark text:name="_5nyb6k401ma9"/>Para sistemas embebidos e Internet de las cosas (IoT)</text:p>
      <text:p text:style-name="Standard"><text:span text:style-name="T1">Raspbian (basado en Debian y optimizado para Raspberry Pi)</text:span></text:p>
      <text:p text:style-name="Standard"><text:span text:style-name="T1">Ubuntu Core (versión de Ubuntu diseñada para dispositivos IoT)</text:span></text:p>
      <text:p text:style-name="Standard"><text:span text:style-name="T1">OpenWrt (sistema operativo Linux para enrutadores y dispositivos de red)</text:span></text:p>
      <text:p text:style-name="Standard"><text:span text:style-name="T1">Yocto Project (entorno de desarrollo para construir sistemas embebidos personalizados)</text:span></text:p>
      <text:p text:style-name="Standard"><text:span text:style-name="T1">Buildroot (herramienta para construir sistemas embebidos de Linux desde cero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none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none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141" meta:character-count="1016" meta:non-whitespace-character-count="905"/>
    <meta:generator>LibreOfficeDev/6.0.5.2$Linux_X86_64 LibreOffice_project/</meta:generator>
  </office:meta>
</office:document-meta>
</file>